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mai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rutto</text:p>
          </table:table-cell>
          <table:table-cell table:formula="of:=26*100" office:value-type="float" office:value="2600" calcext:value-type="float">
            <text:p>2600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i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y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gust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tember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ktober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vember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zember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/>
          <table:table-cell table:formula="of:=SUM([.B1:.B26])" office:value-type="float" office:value="2470" calcext:value-type="float">
            <text:p>247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9T16:22:13.259011186</meta:creation-date>
    <dc:date>2017-12-29T17:04:35.656676532</dc:date>
    <meta:editing-duration>PT5M3S</meta:editing-duration>
    <meta:editing-cycles>1</meta:editing-cycles>
    <meta:document-statistic meta:table-count="1" meta:cell-count="37" meta:object-count="0"/>
    <meta:generator>LibreOffice/5.4.4.2$MacOSX_X86_64 LibreOffice_project/2524958677847fb3bb44820e40380acbe820f960</meta:generator>
  </office:meta>
</office:document-meta>
</file>